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24ebe" officeooo:paragraph-rsid="00524ebe"/>
    </style:style>
    <style:style style:name="T1" style:family="text">
      <style:text-properties officeooo:rsid="0052b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ystemd to narzędzie do zarządzania systemem<text:line-break/><text:span text:style-name="T1">-Nieudana konfiguracja openwrt podejście 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3T15:39:55.389145263</dc:date>
    <meta:editing-duration>P1DT3H10M6S</meta:editing-duration>
    <meta:editing-cycles>44</meta:editing-cycles>
    <meta:document-statistic meta:table-count="0" meta:image-count="0" meta:object-count="0" meta:page-count="1" meta:paragraph-count="1" meta:word-count="11" meta:character-count="88" meta:non-whitespace-character-count="78"/>
  </office:meta>
</office:document-meta>
</file>